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3.0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="Arrowheads_20_4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marker-end="Arrowheads_20_4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9.22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cm" svg:x="8cm" svg:y="2.25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5cm" svg:height="1.25cm" svg:x="8.25cm" svg:y="5.25cm">
          <text:p text:style-name="P1">Read config from SD-card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4.25cm" svg:x2="10.5cm" svg:y2="5.25cm">
          <text:p/>
        </draw:line>
        <draw:line draw:style-name="gr4" draw:text-style-name="P2" draw:layer="layout" svg:x1="10.5cm" svg:y1="6.5cm" svg:x2="10.5cm" svg:y2="7.75cm">
          <text:p/>
        </draw:line>
        <draw:custom-shape draw:style-name="gr2" draw:text-style-name="P1" draw:layer="layout" svg:width="4.75cm" svg:height="1.25cm" svg:x="8.25cm" svg:y="7.75cm">
          <text:p text:style-name="P1">Init E-Pap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5cm" svg:height="2.25cm" svg:x="8.25cm" svg:y="10.25cm">
          <text:p text:style-name="P1">Enable interrupt for rotary encod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cm" svg:y1="9cm" svg:x2="10.5cm" svg:y2="10.25cm">
          <text:p/>
        </draw:line>
        <draw:custom-shape draw:style-name="gr6" draw:text-style-name="P1" xml:id="id2" draw:id="id2" draw:layer="layout" svg:width="4cm" svg:height="2cm" svg:x="8.5cm" svg:y="13.75cm">
          <text:p text:style-name="P1">Inf.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5cm" svg:y1="12.5cm" svg:x2="10.5cm" svg:y2="13.75cm">
          <text:p/>
        </draw:line>
        <draw:custom-shape draw:style-name="gr8" draw:text-style-name="P1" draw:layer="layout" svg:width="4.75cm" svg:height="1.75cm" svg:x="8.25cm" svg:y="17cm">
          <text:p text:style-name="P1">HTTP get reque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5cm" svg:height="1.25cm" svg:x="8.25cm" svg:y="20cm">
          <text:p text:style-name="P1">Convert Data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75cm" svg:height="1.25cm" svg:x="8.25cm" svg:y="22.5cm">
          <text:p text:style-name="P1">Draw Graph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5cm" svg:y1="15.75cm" svg:x2="10.5cm" svg:y2="17cm">
          <text:p/>
        </draw:line>
        <draw:line draw:style-name="gr4" draw:text-style-name="P2" draw:layer="layout" svg:x1="10.5cm" svg:y1="18.75cm" svg:x2="10.5cm" svg:y2="20cm">
          <text:p/>
        </draw:line>
        <draw:line draw:style-name="gr4" draw:text-style-name="P2" draw:layer="layout" svg:x1="10.5cm" svg:y1="21.25cm" svg:x2="10.5cm" svg:y2="22.5cm">
          <text:p/>
        </draw:line>
        <draw:connector draw:style-name="gr9" draw:text-style-name="P1" draw:layer="layout" draw:line-skew="0cm 1.749cm" svg:x1="10.625cm" svg:y1="23.75cm" svg:x2="12.5cm" svg:y2="14.75cm" draw:start-shape="id1" draw:start-glue-point="2" draw:end-shape="id2" draw:end-glue-point="10" svg:d="M10625 23750v501h4625v-9501h-2750" svg:viewBox="0 0 4626 9502">
          <text:p/>
        </draw:connector>
      </draw:page>
      <draw:page draw:name="page2" draw:style-name="dp1" draw:master-page-name="Default">
        <draw:custom-shape draw:style-name="gr1" draw:text-style-name="P1" xml:id="id3" draw:id="id3" draw:layer="layout" svg:width="5cm" svg:height="2cm" svg:x="8.25cm" svg:y="2.25cm">
          <text:p text:style-name="P1">SD-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4.75cm" svg:height="1.25cm" svg:x="8.25cm" svg:y="5.25cm">
          <text:p text:style-name="P1">Init SPI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75cm" svg:height="1.25cm" svg:x="8.25cm" svg:y="7.75cm">
          <text:p text:style-name="P1">Mount<text:line-break/>SD-C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75cm" svg:height="1.25cm" svg:x="8.25cm" svg:y="10.75cm">
          <text:p text:style-name="P1">Open 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5cm" svg:height="1.25cm" svg:x="8.25cm" svg:y="13cm">
          <text:p text:style-name="P1">Read Confi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75cm" svg:height="1.25cm" svg:x="8.25cm" svg:y="15.75cm">
          <text:p text:style-name="P1">Close f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75cm" svg:height="1.25cm" svg:x="8.25cm" svg:y="18.25cm">
          <text:p text:style-name="P1">Unmount<text:line-break/>SD-Car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0.75cm" svg:y1="4.25cm" svg:x2="10.625cm" svg:y2="5.25cm" draw:start-shape="id3" draw:start-glue-point="8" draw:end-shape="id4" draw:end-glue-point="0" svg:d="M10750 4250v501h-125v499" svg:viewBox="0 0 126 1001">
          <text:p/>
        </draw:connector>
        <draw:connector draw:style-name="gr10" draw:text-style-name="P1" draw:layer="layout" svg:x1="10.625cm" svg:y1="6.5cm" svg:x2="10.625cm" svg:y2="7.75cm" draw:start-shape="id4" draw:start-glue-point="2" draw:end-shape="id5" draw:end-glue-point="0" svg:d="M10625 6500v1250" svg:viewBox="0 0 1 1251">
          <text:p/>
        </draw:connector>
        <draw:connector draw:style-name="gr10" draw:text-style-name="P1" draw:layer="layout" svg:x1="10.625cm" svg:y1="9cm" svg:x2="10.625cm" svg:y2="10.75cm" draw:start-shape="id5" draw:start-glue-point="2" draw:end-shape="id6" draw:end-glue-point="0" svg:d="M10625 9000v1750" svg:viewBox="0 0 1 1751">
          <text:p/>
        </draw:connector>
        <draw:connector draw:style-name="gr10" draw:text-style-name="P1" draw:layer="layout" svg:x1="10.625cm" svg:y1="12cm" svg:x2="10.625cm" svg:y2="13cm" draw:start-shape="id6" draw:start-glue-point="2" draw:end-shape="id7" draw:end-glue-point="0" svg:d="M10625 12000v1000" svg:viewBox="0 0 1 1001">
          <text:p/>
        </draw:connector>
        <draw:connector draw:style-name="gr10" draw:text-style-name="P1" draw:layer="layout" svg:x1="10.625cm" svg:y1="14.25cm" svg:x2="10.625cm" svg:y2="15.75cm" draw:start-shape="id7" draw:start-glue-point="2" draw:end-shape="id8" draw:end-glue-point="0" svg:d="M10625 14250v1500" svg:viewBox="0 0 1 1501">
          <text:p/>
        </draw:connector>
        <draw:connector draw:style-name="gr10" draw:text-style-name="P1" draw:layer="layout" svg:x1="10.625cm" svg:y1="17cm" svg:x2="10.625cm" svg:y2="18.25cm" draw:start-shape="id8" draw:start-glue-point="2" draw:end-shape="id9" draw:end-glue-point="0" svg:d="M10625 17000v1250" svg:viewBox="0 0 1 1251">
          <text:p/>
        </draw:connector>
      </draw:page>
      <draw:page draw:name="page3" draw:style-name="dp1" draw:master-page-name="Default">
        <draw:custom-shape draw:style-name="gr1" draw:text-style-name="P1" xml:id="id10" draw:id="id10" draw:layer="layout" svg:width="5cm" svg:height="2cm" svg:x="8.25cm" svg:y="2.25cm">
          <text:p text:style-name="P1">Rot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4.75cm" svg:height="1.25cm" svg:x="8.25cm" svg:y="5.25cm">
          <text:p text:style-name="P1">Check for valid transi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.75cm" svg:height="1.25cm" svg:x="8.25cm" svg:y="7.75cm">
          <text:p text:style-name="P1">Return new mod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0.75cm" svg:y1="4.25cm" svg:x2="10.625cm" svg:y2="5.25cm" draw:start-shape="id10" draw:start-glue-point="8" draw:end-shape="id11" draw:end-glue-point="0" svg:d="M10750 4250v501h-125v499" svg:viewBox="0 0 126 1001">
          <text:p/>
        </draw:connector>
        <draw:connector draw:style-name="gr10" draw:text-style-name="P1" draw:layer="layout" svg:x1="10.625cm" svg:y1="6.5cm" svg:x2="10.625cm" svg:y2="7.75cm" draw:start-shape="id11" draw:start-glue-point="2" draw:end-shape="id12" draw:end-glue-point="0" svg:d="M10625 6500v1250" svg:viewBox="0 0 1 1251">
          <text:p/>
        </draw:connector>
      </draw:page>
      <draw:page draw:name="page4" draw:style-name="dp1" draw:master-page-name="Default">
        <draw:custom-shape draw:style-name="gr1" draw:text-style-name="P1" xml:id="id13" draw:id="id13" draw:layer="layout" svg:width="5cm" svg:height="2cm" svg:x="8.25cm" svg:y="2.25cm">
          <text:p text:style-name="P1">HTTP 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4.75cm" svg:height="1.25cm" svg:x="8.25cm" svg:y="5.25cm">
          <text:p text:style-name="P1">Generate valid </text:p>
          <text:p text:style-name="P1">HTTP head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75cm" svg:height="1.25cm" svg:x="8.25cm" svg:y="7.75cm">
          <text:p text:style-name="P1">Send to Server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0.75cm" svg:y1="4.25cm" svg:x2="10.625cm" svg:y2="5.25cm" draw:start-shape="id13" draw:start-glue-point="8" draw:end-shape="id14" draw:end-glue-point="0" svg:d="M10750 4250v501h-125v499" svg:viewBox="0 0 126 1001">
          <text:p/>
        </draw:connector>
        <draw:connector draw:style-name="gr10" draw:text-style-name="P1" draw:layer="layout" svg:x1="10.625cm" svg:y1="6.5cm" svg:x2="10.625cm" svg:y2="7.75cm" draw:start-shape="id14" draw:start-glue-point="2" draw:end-shape="id15" draw:end-glue-point="0" svg:d="M10625 6500v1250" svg:viewBox="0 0 1 1251">
          <text:p/>
        </draw:connector>
        <draw:custom-shape draw:style-name="gr2" draw:text-style-name="P1" xml:id="id16" draw:id="id16" draw:layer="layout" svg:width="4.75cm" svg:height="1.25cm" svg:x="8.25cm" svg:y="10.25cm">
          <text:p text:style-name="P1">Read HTTP Respons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0.625cm" svg:y1="9cm" svg:x2="10.625cm" svg:y2="10.25cm" draw:start-shape="id15" draw:start-glue-point="2" draw:end-shape="id16" draw:end-glue-point="0" svg:d="M10625 9000v1250" svg:viewBox="0 0 1 1251">
          <text:p/>
        </draw:connector>
      </draw:page>
      <draw:page draw:name="page5" draw:style-name="dp1" draw:master-page-name="Default">
        <draw:custom-shape draw:style-name="gr1" draw:text-style-name="P1" xml:id="id19" draw:id="id19" draw:layer="layout" svg:width="5cm" svg:height="2cm" svg:x="8.25cm" svg:y="2.25cm">
          <text:p text:style-name="P1">Convert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4.75cm" svg:height="1.25cm" svg:x="8.25cm" svg:y="8cm">
          <text:p text:style-name="P1">Convert to i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.75cm" svg:height="1.25cm" svg:x="8.25cm" svg:y="10.5cm">
          <text:p text:style-name="P1">Store in array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0.625cm" svg:y1="9.25cm" svg:x2="10.625cm" svg:y2="10.5cm" draw:start-shape="id17" draw:start-glue-point="2" draw:end-shape="id18" draw:end-glue-point="0" svg:d="M10625 9250v1250" svg:viewBox="0 0 1 1251">
          <text:p/>
        </draw:connector>
        <draw:custom-shape draw:style-name="gr11" draw:text-style-name="P1" xml:id="id20" draw:id="id20" draw:layer="layout" svg:width="13.75cm" svg:height="2cm" svg:x="3.75cm" svg:y="5.25cm">
          <text:p text:style-name="P1">While separate on token is valid or buffer not out of 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0.75cm" svg:y1="4.25cm" svg:x2="10.625cm" svg:y2="5.25cm" draw:start-shape="id19" draw:start-glue-point="8" draw:end-shape="id20" draw:end-glue-point="4" svg:d="M10750 4250v501h-125v499" svg:viewBox="0 0 126 1001">
          <text:p/>
        </draw:connector>
        <draw:connector draw:style-name="gr10" draw:text-style-name="P1" draw:layer="layout" svg:x1="10.625cm" svg:y1="7.25cm" svg:x2="10.625cm" svg:y2="8cm" draw:start-shape="id20" draw:start-glue-point="8" draw:end-shape="id17" draw:end-glue-point="0" svg:d="M10625 7250v750" svg:viewBox="0 0 1 751">
          <text:p/>
        </draw:connector>
        <draw:connector draw:style-name="gr10" draw:text-style-name="P1" draw:layer="layout" svg:x1="10.625cm" svg:y1="11.75cm" svg:x2="17.5cm" svg:y2="6.25cm" draw:start-shape="id18" draw:start-glue-point="2" draw:end-shape="id20" draw:end-glue-point="10" svg:d="M10625 11750v501h7377v-6001h-502" svg:viewBox="0 0 7378 6002">
          <text:p/>
        </draw:connector>
      </draw:page>
      <draw:page draw:name="page6" draw:style-name="dp1" draw:master-page-name="Default">
        <draw:custom-shape draw:style-name="gr1" draw:text-style-name="P1" xml:id="id21" draw:id="id21" draw:layer="layout" svg:width="5cm" svg:height="2cm" svg:x="8.25cm" svg:y="2.25cm">
          <text:p text:style-name="P1">Draw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4.75cm" svg:height="1.25cm" svg:x="8.5cm" svg:y="5cm">
          <text:p text:style-name="P1">Draw axis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4.75cm" svg:height="1.25cm" svg:x="8.5cm" svg:y="6.75cm">
          <text:p text:style-name="P1">Print Title</text:p>
          <draw:enhanced-geometry svg:viewBox="0 0 21600 21600" draw:type="rectangle" draw:enhanced-path="M 0 0 L 21600 0 21600 21600 0 21600 0 0 Z N"/>
        </draw:custom-shape>
        <draw:custom-shape draw:style-name="gr12" draw:text-style-name="P1" xml:id="id25" draw:id="id25" draw:layer="layout" svg:width="4.75cm" svg:height="2cm" svg:x="8.5cm" svg:y="12cm">
          <text:p text:style-name="P1">Draw lines between data-points</text:p>
          <draw:enhanced-geometry svg:viewBox="0 0 21600 21600" draw:type="rectangle" draw:enhanced-path="M 0 0 L 21600 0 21600 21600 0 21600 0 0 Z N"/>
        </draw:custom-shape>
        <draw:custom-shape draw:style-name="gr11" draw:text-style-name="P1" xml:id="id24" draw:id="id24" draw:layer="layout" svg:width="13.75cm" svg:height="2cm" svg:x="4cm" svg:y="9cm">
          <text:p text:style-name="P1">While new data point avail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0.75cm" svg:y1="4.25cm" svg:x2="10.875cm" svg:y2="5cm" draw:start-shape="id21" draw:start-glue-point="8" draw:end-shape="id22" draw:end-glue-point="0" svg:d="M10750 4250v376h125v374" svg:viewBox="0 0 126 751">
          <text:p/>
        </draw:connector>
        <draw:connector draw:style-name="gr10" draw:text-style-name="P1" draw:layer="layout" svg:x1="10.875cm" svg:y1="6.25cm" svg:x2="10.875cm" svg:y2="6.75cm" draw:start-shape="id22" draw:start-glue-point="2" draw:end-shape="id23" draw:end-glue-point="0" svg:d="M10875 6250v500" svg:viewBox="0 0 1 501">
          <text:p/>
        </draw:connector>
        <draw:connector draw:style-name="gr10" draw:text-style-name="P1" draw:layer="layout" svg:x1="10.875cm" svg:y1="8cm" svg:x2="10.875cm" svg:y2="9cm" draw:start-shape="id23" draw:start-glue-point="2" draw:end-shape="id24" draw:end-glue-point="4" svg:d="M10875 8000v1000" svg:viewBox="0 0 1 1001">
          <text:p/>
        </draw:connector>
        <draw:connector draw:style-name="gr10" draw:text-style-name="P1" draw:layer="layout" svg:x1="10.875cm" svg:y1="11cm" svg:x2="10.875cm" svg:y2="12cm" draw:start-shape="id24" draw:start-glue-point="8" draw:end-shape="id25" draw:end-glue-point="0" svg:d="M10875 11000v1000" svg:viewBox="0 0 1 1001">
          <text:p/>
        </draw:connector>
        <draw:connector draw:style-name="gr10" draw:text-style-name="P1" draw:layer="layout" svg:x1="10.875cm" svg:y1="14cm" svg:x2="17.75cm" svg:y2="10cm" draw:start-shape="id25" draw:start-glue-point="2" draw:end-shape="id24" draw:end-glue-point="10" svg:d="M10875 14000v564h7377v-4564h-502" svg:viewBox="0 0 7378 45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3:05:26.445702375</meta:creation-date>
    <dc:date>2022-03-11T14:05:15.714893785</dc:date>
    <meta:editing-duration>PT7M5S</meta:editing-duration>
    <meta:editing-cycles>2</meta:editing-cycles>
    <meta:generator>LibreOffice/7.2.5.2.0$Linux_X86_64 LibreOffice_project/20$Build-2</meta:generator>
    <meta:document-statistic meta:object-count="59"/>
  </office:meta>
</office:document-meta>
</file>